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5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8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gr10" style:family="graphic" style:parent-style-name="objectwithoutfill">
      <style:graphic-properties svg:stroke-width="0.2cm" svg:stroke-color="#000000" draw:marker-start="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15" style:family="graphic" style:parent-style-name="standard">
      <style:graphic-properties svg:stroke-width="0.15cm" svg:stroke-color="#000000" draw:marker-start="Arrow" draw:marker-start-width="0.425cm" draw:marker-end="Arrow" draw:marker-end-width="0.425cm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5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1.086cm" svg:height="9.143cm" svg:x="7.044cm" svg:y="0.543cm">
          <text:p text:style-name="P1"><text:span text:style-name="T1">iob-</text:span><text:span text:style-name="T1">i2s-</text:span><text:span text:style-name="T1">td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44cm" svg:y1="1.114cm" svg:x2="4.53cm" svg:y2="1.114cm">
          <text:p/>
        </draw:line>
        <draw:frame draw:style-name="gr3" draw:text-style-name="P4" draw:layer="layout" svg:width="2.171cm" svg:height="1.723cm" svg:x="2.987cm" svg:y="0.5cm">
          <draw:text-box>
            <text:p><text:span text:style-name="T2">clk</text:span></text:p>
          </draw:text-box>
        </draw:frame>
        <draw:line draw:style-name="gr2" draw:text-style-name="P3" draw:layer="layout" svg:x1="7.044cm" svg:y1="2.377cm" svg:x2="4.53cm" svg:y2="2.377cm">
          <text:p/>
        </draw:line>
        <draw:frame draw:style-name="gr4" draw:text-style-name="P4" draw:layer="layout" svg:width="1.913cm" svg:height="1.638cm" svg:x="2.987cm" svg:y="1.762cm">
          <draw:text-box>
            <text:p><text:span text:style-name="T2">rst</text:span></text:p>
          </draw:text-box>
        </draw:frame>
        <draw:line draw:style-name="gr5" draw:text-style-name="P3" draw:layer="layout" svg:x1="20.614cm" svg:y1="3.3cm" svg:x2="18.1cm" svg:y2="3.3cm">
          <text:p/>
        </draw:line>
        <draw:line draw:style-name="gr6" draw:text-style-name="P3" draw:layer="layout" svg:x1="20.644cm" svg:y1="2.305cm" svg:x2="18.13cm" svg:y2="2.305cm">
          <text:p/>
        </draw:line>
        <draw:frame draw:style-name="gr7" draw:text-style-name="P6" draw:layer="layout" svg:width="5.47cm" svg:height="2.139cm" svg:x="20.53cm" svg:y="1.7cm">
          <draw:text-box>
            <text:p text:style-name="P5"><text:span text:style-name="T2">N*I</text:span><text:span text:style-name="T3">²</text:span><text:span text:style-name="T2">S/TDM TX</text:span></text:p>
          </draw:text-box>
        </draw:frame>
        <draw:line draw:style-name="gr8" draw:text-style-name="P3" draw:layer="layout" svg:x1="7.044cm" svg:y1="6.143cm" svg:x2="3.501cm" svg:y2="6.143cm">
          <text:p/>
        </draw:line>
        <draw:frame draw:style-name="gr9" draw:text-style-name="P4" draw:layer="layout" svg:width="3.222cm" svg:height="1.167cm" svg:x="0.871cm" svg:y="5.574cm">
          <draw:text-box>
            <text:p><text:span text:style-name="T2">CPU i/f</text:span></text:p>
          </draw:text-box>
        </draw:frame>
        <draw:line draw:style-name="gr10" draw:text-style-name="P3" draw:layer="layout" svg:x1="20.644cm" svg:y1="6.262cm" svg:x2="18.13cm" svg:y2="6.262cm">
          <text:p/>
        </draw:line>
        <draw:frame draw:style-name="gr11" draw:text-style-name="P6" draw:layer="layout" svg:width="5.376cm" svg:height="1.825cm" svg:x="20.53cm" svg:y="5.657cm">
          <draw:text-box>
            <text:p text:style-name="P5"><text:span text:style-name="T2">M*I</text:span><text:span text:style-name="T3">²</text:span><text:span text:style-name="T2">S/TDM RX</text:span></text:p>
          </draw:text-box>
        </draw:frame>
        <draw:line draw:style-name="gr2" draw:text-style-name="P3" draw:layer="layout" svg:x1="20.644cm" svg:y1="8.857cm" svg:x2="18.13cm" svg:y2="8.857cm">
          <text:p/>
        </draw:line>
        <draw:frame draw:style-name="gr12" draw:text-style-name="P7" draw:layer="layout" svg:width="3.348cm" svg:height="1.101cm" svg:x="20.501cm" svg:y="8.259cm">
          <draw:text-box>
            <text:p text:style-name="P5"><text:span text:style-name="T2">Interrupt</text:span></text:p>
          </draw:text-box>
        </draw:frame>
        <draw:frame draw:style-name="gr13" draw:text-style-name="P4" draw:layer="layout" svg:width="5.523cm" svg:height="1.189cm" svg:x="20.588cm" svg:y="2.762cm">
          <draw:text-box>
            <text:p><text:span text:style-name="T2">TX bclk/fsync</text:span></text:p>
          </draw:text-box>
        </draw:frame>
        <draw:frame draw:style-name="gr14" draw:text-style-name="P9" xml:id="id2" draw:id="id2" draw:layer="layout" svg:width="6.032cm" svg:height="1.127cm" svg:x="9.584cm" svg:y="12.23cm">
          <draw:text-box>
            <text:p text:style-name="P8"><text:span text:style-name="T2">Memory DMA i/f</text:span></text:p>
          </draw:text-box>
        </draw:frame>
        <draw:connector draw:style-name="gr15" draw:text-style-name="P10" draw:layer="layout" svg:x1="12.587cm" svg:y1="9.686cm" svg:x2="12.6cm" svg:y2="12.23cm" draw:start-shape="id1" draw:end-shape="id2" draw:end-glue-point="0" svg:d="M12587 9686v1272h13v1272" svg:viewBox="0 0 14 2545">
          <text:p/>
        </draw:connector>
        <draw:line draw:style-name="gr2" draw:text-style-name="P3" draw:layer="layout" svg:x1="7.019cm" svg:y1="3.877cm" svg:x2="4.505cm" svg:y2="3.877cm">
          <text:p/>
        </draw:line>
        <draw:frame draw:style-name="gr16" draw:text-style-name="P11" draw:layer="layout" svg:width="2.12cm" svg:height="1.285cm" svg:x="2.568cm" svg:y="3.336cm">
          <draw:text-box>
            <text:p><text:span text:style-name="T2">mclk</text:span></text:p>
          </draw:text-box>
        </draw:frame>
        <draw:frame draw:style-name="gr13" draw:text-style-name="P4" draw:layer="layout" svg:width="5.523cm" svg:height="1.189cm" svg:x="20.589cm" svg:y="6.663cm">
          <draw:text-box>
            <text:p><text:span text:style-name="T2">RX bclk/fsync</text:span></text:p>
          </draw:text-box>
        </draw:frame>
        <draw:line draw:style-name="gr5" draw:text-style-name="P3" draw:layer="layout" svg:x1="20.639cm" svg:y1="7.2cm" svg:x2="18.125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07:22.101972148</meta:creation-date>
    <dc:date>2020-09-27T13:30:05.356309832</dc:date>
    <meta:editing-duration>PT20M1S</meta:editing-duration>
    <meta:editing-cycles>10</meta:editing-cycles>
    <meta:generator>LibreOffice/6.0.7.3$Linux_X86_64 LibreOffice_project/00m0$Build-3</meta:generator>
    <meta:document-statistic meta:object-count="21"/>
  </office:meta>
</office:document-meta>
</file>